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5.9cm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16.4cm"/>
    </style:style>
    <style:style style:name="gr3" style:family="graphic" style:parent-style-name="standard">
      <style:graphic-properties draw:textarea-horizontal-align="justify" draw:textarea-vertical-align="middle" draw:auto-grow-height="false" fo:min-height="2.8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8.6cm"/>
    </style:style>
    <style:style style:name="gr6" style:family="graphic" style:parent-style-name="standard">
      <style:graphic-properties draw:textarea-horizontal-align="justify" draw:textarea-vertical-align="middle" draw:auto-grow-height="false" fo:min-height="4.65cm" fo:min-width="16.2cm"/>
    </style:style>
    <style:style style:name="gr7" style:family="graphic" style:parent-style-name="standard">
      <style:graphic-properties draw:textarea-horizontal-align="justify" draw:textarea-vertical-align="middle" draw:auto-grow-height="false" fo:min-height="5.35cm" fo:min-width="16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4cm" svg:height="1.4cm" svg:x="2.6cm" svg:y="1.4cm">
          <text:p text:style-name="P1"><text:span text:style-name="T1">SS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9cm" svg:height="6cm" svg:x="2.6cm" svg:y="3.9cm">
          <text:p text:style-name="P1">Ein Protokoll auf Applikation Layer</text:p>
          <text:p text:style-name="P1">Secure Shell</text:p>
          <text:p text:style-name="P1">Hybrides Verfahren </text:p>
          <text:p text:style-name="P1">Asymmetische Versch und symmetrische Versch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3.1cm" svg:x="2.6cm" svg:y="11.3cm">
          <text:p text:style-name="P1">SSH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3.1cm" svg:x="2.6cm" svg:y="19.1cm">
          <text:p text:style-name="P1">SSH CLIE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375cm" svg:y1="14.7cm" svg:x2="4.5cm" svg:y2="18.7cm">
          <text:p/>
        </draw:line>
        <draw:custom-shape draw:style-name="gr5" draw:text-style-name="P1" draw:layer="layout" svg:width="9.1cm" svg:height="4.4cm" svg:x="10.2cm" svg:y="11.3cm">
          <text:p text:style-name="P1">Erstellt Schlüsselpaar</text:p>
          <text:p text:style-name="P1">Privaten Schlüssel</text:p>
          <text:p text:style-name="P1">Öffentlicher Schlüsse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7cm" svg:height="4.9cm" svg:x="2.5cm" svg:y="23cm">
          <text:p text:style-name="P1">SSH Request</text:p>
          <text:p text:style-name="P1">Bekommt den öffentlichen Schlüssel vom Server</text:p>
          <text:p text:style-name="P1">Client erstellt symmetischen Schlüssel</text:p>
          <text:p text:style-name="P1">Verschlüsselt den mit dem öffentlichen Schüssel von Server</text:p>
          <text:p text:style-name="P1">Schickt das Paket dem Server</text:p>
          <text:p text:style-name="P1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7" draw:text-style-name="P1" draw:layer="layout" svg:width="17.4cm" svg:height="5.6cm" svg:x="2cm" svg:y="1.8cm">
          <text:p text:style-name="P1">Ip domain-name cosner.com</text:p>
          <text:p text:style-name="P1">Crypt key generate rsa (1024)</text:p>
          <text:p text:style-name="P1">Username admin secure cisco</text:p>
          <text:p text:style-name="P1">Line vty 0 15</text:p>
          <text:p text:style-name="P1">Transport input ssh</text:p>
          <text:p text:style-name="P1">Login local</text:p>
          <text:p text:style-name="P1">Ip ssh Aversion 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1:38:00.712000000</meta:creation-date>
    <dc:date>2016-09-12T12:19:23.569197576</dc:date>
    <meta:editing-duration>PT4M48S</meta:editing-duration>
    <meta:editing-cycles>2</meta:editing-cycles>
    <meta:generator>LibreOffice/5.1.4.2$Linux_X86_64 LibreOffice_project/10m0$Build-2</meta:generator>
    <meta:document-statistic meta:object-count="8"/>
  </office:meta>
</office:document-meta>
</file>